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Roboto" svg:font-family="Roboto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1b6dc57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6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officeooo:paragraph-rsid="00d4df5c"/>
    </style:style>
    <style:style style:name="P11" style:family="paragraph" style:parent-style-name="Footer">
      <style:paragraph-properties fo:text-align="start" style:justify-single-word="false"/>
      <style:text-properties officeooo:paragraph-rsid="00d4df5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ILET_5f_POINTILLES">
      <style:text-properties officeooo:paragraph-rsid="02013afc"/>
    </style:style>
    <style:style style:name="P20" style:family="paragraph" style:parent-style-name="FILET_5f_POINTILLES">
      <style:text-properties officeooo:paragraph-rsid="0202d00c"/>
    </style:style>
    <style:style style:name="P21" style:family="paragraph" style:parent-style-name="FILET_5f_POINTILLES">
      <style:text-properties officeooo:paragraph-rsid="02049e81"/>
    </style:style>
    <style:style style:name="P22" style:family="paragraph" style:parent-style-name="_5f_Paragraphe_20_livret_20_">
      <style:text-properties officeooo:paragraph-rsid="01fffa94"/>
    </style:style>
    <style:style style:name="P23" style:family="paragraph" style:parent-style-name="_5f_Paragraphe_20_livret_20_">
      <style:text-properties officeooo:paragraph-rsid="020aa010"/>
    </style:style>
    <style:style style:name="P24" style:family="paragraph" style:parent-style-name="_5f_Paragraphe_20_livret_20_">
      <style:paragraph-properties fo:margin-top="0.3cm" fo:margin-bottom="0cm" style:contextual-spacing="false"/>
      <style:text-properties officeooo:paragraph-rsid="01fa51c8"/>
    </style:style>
    <style:style style:name="P25" style:family="paragraph" style:parent-style-name="FILET_5f_POINTILLES" style:list-style-name="_5f_Numérotation_20_des_20_exercices_20_livrets">
      <style:text-properties officeooo:paragraph-rsid="01fa51c8"/>
    </style:style>
    <style:style style:name="P26" style:family="paragraph" style:parent-style-name="_5f_Paragraphe_20_livret_20_" style:list-style-name="List_20_1"/>
    <style:style style:name="P27" style:family="paragraph" style:parent-style-name="_5f_Paragraphe_20_livret_20_réponse_20_élève" style:list-style-name="_5f_Numérotation_20_des_20_exercices_20_livrets">
      <style:text-properties officeooo:paragraph-rsid="01f9335f"/>
    </style:style>
    <style:style style:name="P28" style:family="paragraph" style:parent-style-name="_5f_Paragraphe_20_livret_20_réponse_20_élève" style:list-style-name="_5f_Numérotation_20_des_20_exercices_20_livrets">
      <style:text-properties officeooo:paragraph-rsid="02086ecd"/>
    </style:style>
    <style:style style:name="P29" style:family="paragraph" style:parent-style-name="_5f_Paragraphe_20_livret_20_réponse_20_élève" style:list-style-name="">
      <style:text-properties officeooo:paragraph-rsid="01fa51c8"/>
    </style:style>
    <style:style style:name="P30" style:family="paragraph" style:parent-style-name="_5f_Paragraphe_20_livret_20_réponse_20_élève" style:list-style-name="">
      <style:text-properties officeooo:paragraph-rsid="01fc13dc"/>
    </style:style>
    <style:style style:name="P31" style:family="paragraph" style:parent-style-name="_5f_Paragraphe_20_énoncé_20_après_20_numéro" style:list-style-name="_5f_Numérotation_20_des_20_exercices_20_livrets"/>
    <style:style style:name="P32" style:family="paragraph" style:parent-style-name="_5f_Paragraphe_20_énoncé_20_après_20_numéro" style:list-style-name="_5f_Numérotation_20_des_20_exercices_20_livrets">
      <style:text-properties officeooo:paragraph-rsid="02086ecd"/>
    </style:style>
    <style:style style:name="P33" style:family="paragraph" style:parent-style-name="_5f_Paragraphe_20_énoncé_20_après_20_numéro" style:list-style-name="List_20_1">
      <style:text-properties officeooo:paragraph-rsid="01fffa94"/>
    </style:style>
    <style:style style:name="P34" style:family="paragraph" style:parent-style-name="_5f_Paragraphe_20_énoncé_20_après_20_numéro">
      <style:text-properties officeooo:paragraph-rsid="01fffa94"/>
    </style:style>
    <style:style style:name="P35" style:family="paragraph" style:parent-style-name="_5f_Paragraphe_20_énoncé_20_après_20_numéro">
      <style:text-properties officeooo:paragraph-rsid="02049e81"/>
    </style:style>
    <style:style style:name="P36" style:family="paragraph" style:parent-style-name="_5f_Titre_20_d_27_exercices_20_livret" style:list-style-name="_5f_Numérotation_20_des_20_exercices_20_livrets"/>
    <style:style style:name="P37" style:family="paragraph" style:parent-style-name="_5f_Titre_20_d_27_exercices_20_livret" style:list-style-name="_5f_Numérotation_20_des_20_exercices_20_livrets"/>
    <style:style style:name="P38" style:family="paragraph" style:parent-style-name="_5f_Titre_20_d_27_exercices_20_livret_20_sans_20_titre">
      <style:text-properties style:font-name="Bitstream Vera Sans6" fo:font-size="10pt" style:font-size-asian="10pt" style:font-size-complex="10pt"/>
    </style:style>
    <style:style style:name="P39" style:family="paragraph" style:parent-style-name="_5f_Titre_20_d_27_exercices_20_livret_20_sans_20_titre">
      <style:text-properties officeooo:paragraph-rsid="02049e81"/>
    </style:style>
    <style:style style:name="P40" style:family="paragraph" style:parent-style-name="_5f_Titre_20_d_27_exercices_20_livret_20_sans_20_titre" style:master-page-name="SERIE_5f_G_5f_GAUCHE_5f_ET_5f_DROITE_5f_2COL">
      <style:paragraph-properties style:page-number="4"/>
    </style:style>
    <style:style style:name="P4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6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6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officeooo:rsid="00990660"/>
    </style:style>
    <style:style style:name="T6" style:family="text">
      <style:text-properties fo:font-variant="small-caps" officeooo:rsid="0054f64f"/>
    </style:style>
    <style:style style:name="T7" style:family="text">
      <style:text-properties fo:font-variant="small-caps" officeooo:rsid="00b5d2d1"/>
    </style:style>
    <style:style style:name="T8" style:family="text">
      <style:text-properties fo:font-variant="small-caps" officeooo:rsid="00b6801f"/>
    </style:style>
    <style:style style:name="T9" style:family="text">
      <style:text-properties officeooo:rsid="01b6dc57"/>
    </style:style>
    <style:style style:name="T10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T11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T12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T13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T14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T15" style:family="text">
      <style:text-properties style:use-window-font-color="true" loext:opacity="0%" style:font-name="Bitstream Vera Sans6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6" style:family="text">
      <style:text-properties style:use-window-font-color="true" loext:opacity="0%" style:font-name="Bitstream Vera Sans6" fo:font-size="10pt" fo:font-style="normal" fo:font-weight="normal" officeooo:rsid="00666d52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loext:opacity="0%" style:font-name="Bitstream Vera Sans6" fo:font-size="10pt" fo:font-style="normal" fo:font-weight="normal" officeooo:rsid="005318b7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use-window-font-color="true" loext:opacity="0%" style:font-name="Bitstream Vera Sans6" fo:font-size="10pt" fo:font-style="normal" fo:font-weight="normal" officeooo:rsid="008d6ad6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use-window-font-color="true" loext:opacity="0%" style:font-name="Bitstream Vera Sans6" fo:font-size="10pt" fo:font-style="normal" fo:font-weight="normal" officeooo:rsid="0094bb3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use-window-font-color="true" loext:opacity="0%" style:text-position="0% 100%" style:font-name="Bitstream Vera Sans6" fo:font-size="10pt" fo:font-style="normal" fo:font-weight="normal" officeooo:rsid="00666d52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1" style:family="text">
      <style:text-properties style:use-window-font-color="true" loext:opacity="0%" style:text-position="0% 100%" style:font-name="Bitstream Vera Sans6" fo:font-size="10pt" fo:font-style="normal" fo:font-weight="normal" officeooo:rsid="005318b7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2" style:family="text">
      <style:text-properties style:use-window-font-color="true" loext:opacity="0%" style:text-position="0% 100%" style:font-name="Bitstream Vera Sans6" fo:font-size="10pt" fo:font-style="normal" fo:font-weight="normal" officeooo:rsid="0066d52d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Bitstream Vera Sans6" fo:background-color="transparent" loext:char-shading-value="0"/>
    </style:style>
    <style:style style:name="T24" style:family="text">
      <style:text-properties officeooo:rsid="002925a2"/>
    </style:style>
    <style:style style:name="T25" style:family="text">
      <style:text-properties officeooo:rsid="002b33ed"/>
    </style:style>
    <style:style style:name="T26" style:family="text">
      <style:text-properties fo:color="#000000" loext:opacity="100%" style:font-name="Bitstream Vera Sans6" fo:font-size="10pt" fo:font-style="normal" officeooo:rsid="01feab98" fo:background-color="transparent" loext:char-shading-value="0" style:font-size-asian="10pt" style:font-style-asian="italic" style:font-size-complex="10pt" style:font-style-complex="italic"/>
    </style:style>
    <style:style style:name="T27" style:family="text">
      <style:text-properties fo:color="#000000" loext:opacity="100%" style:font-name="Bitstream Vera Sans6" fo:font-size="10pt" fo:font-style="normal" fo:font-weight="normal" officeooo:rsid="0066d52d" style:font-size-asian="10pt" style:font-size-complex="10pt"/>
    </style:style>
    <style:style style:name="T28" style:family="text">
      <style:text-properties fo:color="#000000" loext:opacity="100%" style:font-name="Bitstream Vera Sans6" fo:font-size="10pt" fo:font-style="normal" fo:font-weight="normal" officeooo:rsid="01fffa94" style:font-size-asian="10pt" style:font-style-asian="normal" style:font-size-complex="10pt" style:font-style-complex="normal"/>
    </style:style>
    <style:style style:name="T29" style:family="text">
      <style:text-properties fo:color="#000000" loext:opacity="100%" style:font-name="Bitstream Vera Sans6" fo:font-size="10pt" fo:font-style="normal" fo:font-weight="normal" officeooo:rsid="020aa010" style:font-size-asian="10pt" style:font-style-asian="normal" style:font-size-complex="10pt" style:font-style-complex="normal"/>
    </style:style>
    <style:style style:name="T30" style:family="text">
      <style:text-properties fo:color="#000000" loext:opacity="100%" style:font-name="Bitstream Vera Sans6" fo:font-size="10pt" fo:font-style="normal" fo:font-weight="normal" style:font-size-asian="10pt" style:font-weight-asian="normal" style:font-size-complex="10pt" style:font-weight-complex="normal"/>
    </style:style>
    <style:style style:name="T31" style:family="text">
      <style:text-properties fo:color="#000000" loext:opacity="100%" style:font-name="Bitstream Vera Sans6" fo:font-size="10pt" fo:font-style="normal" fo:font-weight="normal" officeooo:rsid="02049e81" style:font-size-asian="10pt" style:font-weight-asian="normal" style:font-size-complex="10pt" style:font-weight-complex="normal"/>
    </style:style>
    <style:style style:name="T32" style:family="text">
      <style:text-properties fo:color="#000000" loext:opacity="100%" style:font-name="Bitstream Vera Sans6" fo:font-size="10pt" fo:font-style="normal" officeooo:rsid="02086ecd" style:font-name-asian="OpenSymbol" style:font-size-asian="10pt" style:font-name-complex="OpenSymbol" style:font-size-complex="10pt"/>
    </style:style>
    <style:style style:name="T33" style:family="text">
      <style:text-properties fo:color="#000000" loext:opacity="100%" style:font-name="Bitstream Vera Sans6" fo:font-size="10pt" fo:font-weight="normal" officeooo:rsid="01f9335f" style:font-size-asian="10pt" style:font-weight-asian="normal" style:font-size-complex="10pt" style:font-weight-complex="normal"/>
    </style:style>
    <style:style style:name="T34" style:family="text">
      <style:text-properties fo:color="#000000" loext:opacity="100%" style:font-name="Bitstream Vera Sans6" fo:font-size="10pt" fo:font-weight="normal" officeooo:rsid="0049dacd" style:font-size-asian="10pt" style:font-weight-asian="normal" style:font-size-complex="10pt" style:font-weight-complex="normal"/>
    </style:style>
    <style:style style:name="T35" style:family="text">
      <style:text-properties fo:color="#000000" loext:opacity="100%" style:font-name="Bitstream Vera Sans6" fo:font-size="10pt" fo:font-weight="normal" officeooo:rsid="02086ecd" style:font-size-asian="10pt" style:font-size-complex="10pt"/>
    </style:style>
    <style:style style:name="T36" style:family="text">
      <style:text-properties fo:color="#000000" loext:opacity="100%" style:font-name="Bitstream Vera Sans6" fo:font-size="10pt" style:font-size-asian="10pt" style:font-size-complex="10pt"/>
    </style:style>
    <style:style style:name="T37" style:family="text">
      <style:text-properties fo:color="#000000" loext:opacity="100%" style:font-name="Bitstream Vera Sans6" fo:font-size="10pt" officeooo:rsid="00666d52" style:font-size-asian="10pt" style:font-size-complex="10pt"/>
    </style:style>
    <style:style style:name="T38" style:family="text">
      <style:text-properties fo:color="#000000" loext:opacity="100%" style:font-name="Bitstream Vera Sans6" fo:font-size="10pt" officeooo:rsid="0066d52d" style:font-size-asian="10pt" style:font-size-complex="10pt"/>
    </style:style>
    <style:style style:name="T39" style:family="text">
      <style:text-properties fo:color="#000000" loext:opacity="100%" style:font-name="Bitstream Vera Sans6" fo:font-size="10pt" officeooo:rsid="00421856" style:font-size-asian="10pt" style:font-size-complex="10pt"/>
    </style:style>
    <style:style style:name="T40" style:family="text">
      <style:text-properties fo:color="#000000" loext:opacity="100%" style:font-name="Bitstream Vera Sans6" fo:font-size="10pt" officeooo:rsid="02086ecd" style:font-size-asian="10pt" style:font-size-complex="10pt"/>
    </style:style>
    <style:style style:name="T41" style:family="text">
      <style:text-properties fo:color="#000000" loext:opacity="100%" style:font-name="Bitstream Vera Sans6" fo:font-size="10pt" style:text-underline-style="none" style:font-size-asian="10pt" style:font-size-complex="10pt"/>
    </style:style>
    <style:style style:name="T42" style:family="text">
      <style:text-properties fo:color="#000000" loext:opacity="100%" style:font-name="Bitstream Vera Sans6" fo:font-size="10pt" style:text-underline-style="none" officeooo:rsid="00421856" style:font-size-asian="10pt" style:font-size-complex="10pt"/>
    </style:style>
    <style:style style:name="T43" style:family="text">
      <style:text-properties fo:color="#000000" loext:opacity="100%" style:font-name="Bitstream Vera Sans6" fo:font-size="10pt" style:text-underline-style="none" officeooo:rsid="02086ecd" style:font-size-asian="10pt" style:font-size-complex="10pt"/>
    </style:style>
    <style:style style:name="T44" style:family="text">
      <style:text-properties fo:color="#000000" loext:opacity="100%" style:text-position="0% 100%" style:font-name="Bitstream Vera Sans6" fo:font-size="10pt" style:text-underline-style="none" style:font-name-asian="OpenSymbol2" style:font-size-asian="10pt" style:font-name-complex="OpenSymbol2" style:font-size-complex="10pt"/>
    </style:style>
    <style:style style:name="T45" style:family="text">
      <style:text-properties fo:color="#000000" loext:opacity="100%" style:text-position="0% 100%" style:font-name="Bitstream Vera Sans6" fo:font-size="10pt" style:text-underline-style="none" officeooo:rsid="00421856" style:font-name-asian="OpenSymbol2" style:font-size-asian="10pt" style:font-name-complex="OpenSymbol2" style:font-size-complex="10pt"/>
    </style:style>
    <style:style style:name="T46" style:family="text">
      <style:text-properties fo:color="#000000" loext:opacity="100%" style:text-position="0% 100%" style:font-name="Bitstream Vera Sans6" fo:font-size="10pt" style:text-underline-style="none" officeooo:rsid="00421856" style:font-name-asian="OpenSymbol2" style:font-size-asian="10pt" style:font-style-asian="normal" style:font-name-complex="OpenSymbol2" style:font-size-complex="10pt" style:font-style-complex="normal"/>
    </style:style>
    <style:style style:name="T47" style:family="text">
      <style:text-properties fo:color="#000000" loext:opacity="100%" style:text-position="0% 100%" style:font-name="Bitstream Vera Sans6" fo:font-size="10pt" style:font-name-asian="OpenSymbol2" style:font-size-asian="10pt" style:font-name-complex="OpenSymbol2" style:font-size-complex="10pt"/>
    </style:style>
    <style:style style:name="T48" style:family="text">
      <style:text-properties fo:color="#000000" loext:opacity="100%" style:text-position="0% 100%" style:font-name="Bitstream Vera Sans6" fo:font-size="10pt" officeooo:rsid="02086ecd" style:font-size-asian="10pt" style:font-style-asian="normal" style:font-size-complex="10pt" style:font-style-complex="normal"/>
    </style:style>
    <style:style style:name="T49" style:family="text">
      <style:text-properties style:text-position="0% 100%" style:font-name="Bitstream Vera Sans6" fo:font-size="10pt" fo:font-weight="normal" officeooo:rsid="004b52ae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0" style:family="text">
      <style:text-properties style:text-position="0% 100%" style:font-name="Bitstream Vera Sans6" fo:font-size="10pt" fo:font-weight="normal" officeooo:rsid="004cd1bb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51" style:family="text">
      <style:text-properties style:text-position="0% 100%" style:font-name="Bitstream Vera Sans6" fo:font-size="10pt" fo:font-weight="normal" officeooo:rsid="004b52ae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52" style:family="text">
      <style:text-properties style:text-position="0% 100%" style:font-name="Bitstream Vera Sans6" fo:font-size="10pt" fo:font-weight="normal" officeooo:rsid="004b52ae" style:font-name-asian="Roboto" style:font-size-asian="10pt" style:font-weight-asian="normal" style:font-name-complex="Roboto" style:font-size-complex="10pt" style:font-weight-complex="normal"/>
    </style:style>
    <style:style style:name="T53" style:family="text">
      <style:text-properties style:text-position="0% 100%" style:font-name="Bitstream Vera Sans6" fo:font-size="10pt" fo:font-weight="normal" officeooo:rsid="004cd1bb" style:font-size-asian="10pt" style:font-weight-asian="normal" style:font-size-complex="10pt" style:font-weight-complex="normal"/>
    </style:style>
    <style:style style:name="T54" style:family="text">
      <style:text-properties style:text-position="0% 100%" style:font-name="Bitstream Vera Sans6" fo:font-size="10pt" fo:font-weight="normal" officeooo:rsid="004b52ae" style:font-size-asian="10pt" style:font-weight-asian="normal" style:font-size-complex="10pt" style:font-weight-complex="normal"/>
    </style:style>
    <style:style style:name="T55" style:family="text">
      <style:text-properties style:text-position="0% 100%" style:font-name="Bitstream Vera Sans6" fo:font-size="10pt" style:font-name-asian="OpenSymbol2" style:font-size-asian="10pt" style:font-style-asian="normal" style:font-name-complex="OpenSymbol2" style:font-size-complex="10pt" style:font-style-complex="normal"/>
    </style:style>
    <style:style style:name="T56" style:family="text">
      <style:text-properties style:text-position="0% 100%" style:font-name="Bitstream Vera Sans6" fo:font-size="10pt" style:font-name-asian="OpenSymbol2" style:font-size-asian="10pt" style:font-name-complex="OpenSymbol2" style:font-size-complex="10pt"/>
    </style:style>
    <style:style style:name="T57" style:family="text">
      <style:text-properties style:text-position="0% 100%" style:font-name="Bitstream Vera Sans6" fo:font-size="10pt" style:text-underline-style="none" officeooo:rsid="00666d52" style:font-name-asian="OpenSymbol2" style:font-size-asian="10pt" style:font-style-asian="normal" style:font-name-complex="OpenSymbol2" style:font-size-complex="10pt" style:font-style-complex="normal"/>
    </style:style>
    <style:style style:name="T58" style:family="text">
      <style:text-properties style:text-position="0% 100%" style:font-name="Bitstream Vera Sans6" fo:font-size="10pt" style:text-underline-style="none" officeooo:rsid="004b52ae" style:font-name-asian="OpenSymbol2" style:font-size-asian="10pt" style:font-style-asian="normal" style:font-name-complex="OpenSymbol2" style:font-size-complex="10pt" style:font-style-complex="normal"/>
    </style:style>
    <style:style style:name="T59" style:family="text">
      <style:text-properties style:text-position="0% 100%" style:font-name="Bitstream Vera Sans6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ff0000" loext:opacity="100%" style:font-name="Bitstream Vera Sans6" fo:font-size="10pt" officeooo:rsid="0055128f" style:font-name-asian="Times New Roman2" style:font-size-asian="10pt" style:font-size-complex="10pt"/>
    </style:style>
    <style:style style:name="T61" style:family="text">
      <style:text-properties officeooo:rsid="002a261a"/>
    </style:style>
    <style:style style:name="T62" style:family="text">
      <style:text-properties style:text-underline-style="none" officeooo:rsid="00666d52" style:font-size-asian="10pt" style:font-size-complex="10pt"/>
    </style:style>
    <style:style style:name="T63" style:family="text">
      <style:text-properties officeooo:rsid="003fac56"/>
    </style:style>
    <style:style style:name="T64" style:family="text">
      <style:text-properties fo:color="#ff660d" loext:opacity="100%" style:font-name="Bitstream Vera Sans6" fo:font-size="10pt" style:text-underline-style="solid" style:text-underline-width="auto" style:text-underline-color="font-color" fo:font-weight="bold" officeooo:rsid="02013afc" style:font-size-asian="10pt" style:font-weight-asian="bold" style:font-size-complex="10pt" style:font-weight-complex="bold"/>
    </style:style>
    <style:style style:name="T65" style:family="text">
      <style:text-properties style:font-name="Bitstream Vera Sans6" fo:font-size="10pt" fo:font-weight="bold" style:font-name-asian="Times New Roman2" style:font-size-asian="10pt" style:font-weight-asian="bold" style:font-size-complex="10pt" style:font-weight-complex="normal"/>
    </style:style>
    <style:style style:name="T66" style:family="text">
      <style:text-properties style:font-name="Bitstream Vera Sans6" fo:font-size="10pt" fo:font-weight="bold" officeooo:rsid="020811ea" style:font-name-asian="Times New Roman2" style:font-size-asian="10pt" style:font-weight-asian="bold" style:font-size-complex="10pt" style:font-weight-complex="normal"/>
    </style:style>
    <style:style style:name="T67" style:family="text">
      <style:text-properties style:font-name="Bitstream Vera Sans6" fo:font-size="10pt" fo:font-weight="bold" officeooo:rsid="020dc4f8" style:font-name-asian="Times New Roman2" style:font-size-asian="10pt" style:font-weight-asian="bold" style:font-size-complex="10pt" style:font-weight-complex="normal"/>
    </style:style>
    <style:style style:name="T68" style:family="text">
      <style:text-properties style:font-name="Bitstream Vera Sans6" fo:font-size="10pt" fo:font-weight="normal" style:font-size-asian="10pt" style:font-weight-asian="normal" style:font-size-complex="10pt" style:font-weight-complex="normal"/>
    </style:style>
    <style:style style:name="T69" style:family="text">
      <style:text-properties style:font-name="Bitstream Vera Sans6" fo:font-size="10pt" fo:font-weight="normal" officeooo:rsid="004b52ae" style:font-size-asian="10pt" style:font-weight-asian="normal" style:font-size-complex="10pt" style:font-weight-complex="normal"/>
    </style:style>
    <style:style style:name="T70" style:family="text">
      <style:text-properties style:font-name="Bitstream Vera Sans6" fo:font-size="10pt" fo:font-weight="normal" officeooo:rsid="01fffa94" style:font-size-asian="10pt" style:font-weight-asian="normal" style:font-size-complex="10pt" style:font-weight-complex="normal"/>
    </style:style>
    <style:style style:name="T71" style:family="text">
      <style:text-properties style:font-name="Bitstream Vera Sans6" fo:font-size="10pt" fo:font-weight="normal" officeooo:rsid="001f0a19" style:font-size-asian="10pt" style:font-weight-asian="normal" style:font-size-complex="10pt" style:font-weight-complex="normal"/>
    </style:style>
    <style:style style:name="T72" style:family="text">
      <style:text-properties style:font-name="Bitstream Vera Sans6" fo:font-size="10pt" fo:font-weight="normal" officeooo:rsid="02049e81" style:font-size-asian="10pt" style:font-weight-asian="normal" style:font-size-complex="10pt" style:font-weight-complex="normal"/>
    </style:style>
    <style:style style:name="T73" style:family="text">
      <style:text-properties style:font-name="Bitstream Vera Sans6" fo:font-size="10pt" fo:font-weight="normal" style:font-name-asian="Times New Roman2" style:font-size-asian="10pt" style:font-weight-asian="normal" style:font-size-complex="10pt" style:font-weight-complex="normal"/>
    </style:style>
    <style:style style:name="T74" style:family="text">
      <style:text-properties style:font-name="Bitstream Vera Sans6" fo:font-size="10pt" fo:font-weight="normal" officeooo:rsid="00205327" style:font-name-asian="Times New Roman2" style:font-size-asian="10pt" style:font-weight-asian="normal" style:font-size-complex="10pt" style:font-weight-complex="normal"/>
    </style:style>
    <style:style style:name="T75" style:family="text">
      <style:text-properties style:font-name="Bitstream Vera Sans6" fo:font-size="10pt" fo:font-weight="normal" officeooo:rsid="00492b99" style:font-name-asian="Times New Roman2" style:font-size-asian="10pt" style:font-weight-asian="normal" style:font-size-complex="10pt" style:font-weight-complex="normal"/>
    </style:style>
    <style:style style:name="T76" style:family="text">
      <style:text-properties style:font-name="Bitstream Vera Sans6" fo:font-size="10pt" style:font-size-asian="10pt" style:font-size-complex="10pt"/>
    </style:style>
    <style:style style:name="T77" style:family="text">
      <style:text-properties style:font-name="Bitstream Vera Sans6" fo:font-size="10pt" officeooo:rsid="00666d52" style:font-size-asian="10pt" style:font-size-complex="10pt"/>
    </style:style>
    <style:style style:name="T78" style:family="text">
      <style:text-properties style:font-name="Bitstream Vera Sans6" fo:font-size="10pt" officeooo:rsid="0066d52d" style:font-size-asian="10pt" style:font-size-complex="10pt"/>
    </style:style>
    <style:style style:name="T79" style:family="text">
      <style:text-properties style:font-name="Bitstream Vera Sans6" fo:font-size="10pt" officeooo:rsid="001bfdc5" style:font-size-asian="10pt" style:font-size-complex="10pt"/>
    </style:style>
    <style:style style:name="T80" style:family="text">
      <style:text-properties style:font-name="Bitstream Vera Sans6" fo:font-size="10pt" officeooo:rsid="001caae8" style:font-size-asian="10pt" style:font-size-complex="10pt"/>
    </style:style>
    <style:style style:name="T81" style:family="text">
      <style:text-properties style:font-name="Bitstream Vera Sans6" fo:font-size="10pt" officeooo:rsid="01fffa94" style:font-size-asian="10pt" style:font-size-complex="10pt"/>
    </style:style>
    <style:style style:name="T82" style:family="text">
      <style:text-properties style:font-name="Bitstream Vera Sans6" fo:font-size="10pt" officeooo:rsid="00205327" style:font-size-asian="10pt" style:font-size-complex="10pt"/>
    </style:style>
    <style:style style:name="T83" style:family="text">
      <style:text-properties style:font-name="Bitstream Vera Sans6" fo:font-size="10pt" officeooo:rsid="0044d60a" style:font-size-asian="10pt" style:font-size-complex="10pt"/>
    </style:style>
    <style:style style:name="T84" style:family="text">
      <style:text-properties style:font-name="Bitstream Vera Sans6" fo:font-size="10pt" style:text-underline-style="none" style:font-size-asian="10pt" style:font-size-complex="10pt"/>
    </style:style>
    <style:style style:name="T85" style:family="text">
      <style:text-properties style:font-name="Bitstream Vera Sans6" fo:font-size="10pt" style:text-underline-style="none" officeooo:rsid="00421856" style:font-size-asian="10pt" style:font-size-complex="10pt"/>
    </style:style>
    <style:style style:name="T86" style:family="text">
      <style:text-properties style:font-name="Bitstream Vera Sans6" fo:font-size="10pt" style:text-underline-style="none" officeooo:rsid="00666d52" style:font-size-asian="10pt" style:font-size-complex="10pt"/>
    </style:style>
    <style:style style:name="T87" style:family="text">
      <style:text-properties style:font-name="Bitstream Vera Sans6" fo:font-size="10pt" style:text-underline-style="none" officeooo:rsid="001caae8" style:font-size-asian="10pt" style:font-size-complex="10pt"/>
    </style:style>
    <style:style style:name="T88" style:family="text">
      <style:text-properties style:font-name="Bitstream Vera Sans6" fo:font-size="10pt" style:text-underline-style="none" officeooo:rsid="01fffa94" style:font-size-asian="10pt" style:font-size-complex="10pt"/>
    </style:style>
    <style:style style:name="T89" style:family="text">
      <style:text-properties style:font-name="Bitstream Vera Sans6" fo:font-size="10pt" style:text-underline-style="none" fo:font-weight="normal" officeooo:rsid="004b8dbd" style:font-size-asian="10pt" style:font-weight-asian="normal" style:font-size-complex="10pt" style:font-weight-complex="normal" style:text-overline-style="none" style:text-overline-color="font-color"/>
    </style:style>
    <style:style style:name="T90" style:family="text">
      <style:text-properties style:font-name="Bitstream Vera Sans6" fo:font-size="10pt" style:text-underline-style="none" fo:font-weight="bold" officeooo:rsid="01fffa94" style:font-size-asian="10pt" style:font-weight-asian="bold" style:font-size-complex="10pt" style:font-weight-complex="bold"/>
    </style:style>
    <style:style style:name="T91" style:family="text">
      <style:text-properties style:font-name="Bitstream Vera Sans6" fo:font-size="10pt" fo:font-style="normal" officeooo:rsid="01fffa94" style:font-size-asian="10pt" style:font-style-asian="normal" style:font-size-complex="10pt" style:font-style-complex="normal"/>
    </style:style>
    <style:style style:name="T92" style:family="text">
      <style:text-properties style:font-name="Bitstream Vera Sans6" fo:font-size="10pt" style:text-underline-style="solid" style:text-underline-width="auto" style:text-underline-color="font-color" fo:font-weight="normal" officeooo:rsid="01fffa94" style:font-size-asian="10pt" style:font-weight-asian="normal" style:font-size-complex="10pt" style:font-weight-complex="normal"/>
    </style:style>
    <style:style style:name="T93" style:family="text">
      <style:text-properties style:font-name="Bitstream Vera Sans6" fo:font-size="10pt" style:text-underline-style="solid" style:text-underline-width="auto" style:text-underline-color="font-color" officeooo:rsid="02013afc" style:font-size-asian="10pt" style:font-size-complex="10pt"/>
    </style:style>
    <style:style style:name="T94" style:family="text">
      <style:text-properties style:font-name="Bitstream Vera Sans6" fo:font-size="10pt" style:text-underline-style="solid" style:text-underline-width="auto" style:text-underline-color="font-color" fo:font-weight="bold" officeooo:rsid="01fffa94" style:font-size-asian="10pt" style:font-weight-asian="bold" style:font-size-complex="10pt" style:font-weight-complex="bold"/>
    </style:style>
    <style:style style:name="T95" style:family="text">
      <style:text-properties style:font-name="Bitstream Vera Sans6" fo:font-size="10pt" style:font-name-asian="Times New Roman2" style:font-size-asian="10pt" style:font-size-complex="10pt"/>
    </style:style>
    <style:style style:name="T96" style:family="text">
      <style:text-properties style:font-name="Bitstream Vera Sans6" fo:font-size="10pt" officeooo:rsid="008afb6d" style:font-name-asian="Times New Roman2" style:font-size-asian="10pt" style:font-size-complex="10pt"/>
    </style:style>
    <style:style style:name="T97" style:family="text">
      <style:text-properties style:font-name="Bitstream Vera Sans6" fo:font-size="10pt" officeooo:rsid="0202d00c" style:font-name-asian="Times New Roman2" style:font-size-asian="10pt" style:font-size-complex="10pt"/>
    </style:style>
    <style:style style:name="T98" style:family="text">
      <style:text-properties officeooo:rsid="020dc4f8"/>
    </style:style>
    <style:style style:name="T99" style:family="text">
      <style:text-properties fo:color="#ffffff" loext:opacity="100%" style:font-name="Bitstream Vera Sans6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Shape3_0" draw:style-name="gr8" draw:text-style-name="P46" svg:x1="15.111cm" svg:y1="1.45cm" svg:x2="21.997cm" svg:y2="1.411cm">
        <text:p/>
      </draw:line>
      <draw:frame text:anchor-type="page" text:anchor-page-number="1" draw:z-index="1" draw:name="Shape8_0" draw:style-name="gr9" draw:text-style-name="P47" svg:width="2.703cm" svg:height="0.715cm" draw:transform="rotate (0.0872664625997165) translate (1.32644444444444cm 1.21884722222222cm)">
        <draw:text-box>
          <text:p text:style-name="P46"><text:span text:style-name="T99">Série 6</text:span></text:p>
        </draw:text-box>
      </draw:frame>
      <draw:path text:anchor-type="page" text:anchor-page-number="1" draw:z-index="0" draw:name="Shape1" draw:style-name="gr10" draw:text-style-name="P48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819843842" text:style-name="_5f_Numérotation_20_des_20_exercices_20_livrets">
              <text:list-item>
                <text:h text:style-name="P40" text:outline-level="1"><text:span text:style-name="Bold_5f_niv1"><text:span text:style-name="T20">Effectue,</text:span></text:span><text:span text:style-name="Bold_5f_niv1"><text:span text:style-name="T21"> avec ta calculatrice, </text:span></text:span><text:span text:style-name="Bold_5f_niv1"><text:span text:style-name="T20">les calculs sui­vants</text:span></text:span><text:span text:style-name="Bold_5f_niv1"><text:span text:style-name="T21">. </text:span></text:span><text:span text:style-name="Bold_5f_niv1"><text:span text:style-name="T20">Déduis-</text:span></text:span><text:span text:style-name="Bold_5f_niv1"><text:span text:style-name="T22">en</text:span></text:span><text:span text:style-name="Bold_5f_niv1"><text:span text:style-name="T20"> l’ordre des opérations effectuées.</text:span></text:span></text:h>
                <text:list>
                  <text:list-item>
                    <text:p text:style-name="P28"><text:span text:style-name="T38">G</text:span><text:span text:style-name="T76"> </text:span><text:span text:style-name="livret"><text:span text:style-name="T69">=</text:span></text:span><text:span text:style-name="T76"> 9 </text:span><text:span text:style-name="_5f_signe"><text:span text:style-name="T40">+</text:span></text:span><text:span text:style-name="T76"> </text:span><text:span text:style-name="T84">2 </text:span><text:span text:style-name="_5f_opensymbol"><text:span text:style-name="T85">×</text:span></text:span><text:span text:style-name="_5f_BVS"><text:span text:style-name="T85"> </text:span></text:span><text:span text:style-name="T84">3 </text:span><text:span text:style-name="T76">─ 4 </text:span><text:span text:style-name="livret"><text:span text:style-name="T69">=</text:span></text:span><text:span text:style-name="T77"> </text:span><text:span text:style-name="_5f_pointillés_20_gris"><text:span text:style-name="T77">…..</text:span></text:span></text:p>
                  </text:list-item>
                </text:list>
              </text:list-item>
            </text:list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list xml:id="list183409372227108" text:continue-numbering="true" text:style-name="_5f_Numérotation_20_des_20_exercices_20_livrets">
              <text:list-item>
                <text:list>
                  <text:list-item>
                    <text:p text:style-name="P28"><text:span text:style-name="T38">H</text:span><text:span text:style-name="T76"> </text:span><text:span text:style-name="livret"><text:span text:style-name="T69">=</text:span></text:span><text:span text:style-name="T76"> 45 </text:span><text:span text:style-name="_5f_signe"><text:span text:style-name="T40">+</text:span></text:span><text:span text:style-name="T76"> 5</text:span><text:span text:style-name="T84"> </text:span><text:span text:style-name="_5f_opensymbol"><text:span text:style-name="T85">×</text:span></text:span><text:span text:style-name="_5f_BVS"><text:span text:style-name="T85"> </text:span></text:span><text:span text:style-name="T76">3 ─ 40 </text:span><text:span text:style-name="T86">= </text:span><text:span text:style-name="_5f_pointillés_20_gris"><text:span text:style-name="T86">…..</text:span></text:span></text:p>
                  </text:list-item>
                </text:list>
              </text:list-item>
            </text:list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list xml:id="list183409218469264" text:continue-numbering="true" text:style-name="_5f_Numérotation_20_des_20_exercices_20_livrets">
              <text:list-item>
                <text:list>
                  <text:list-item>
                    <text:p text:style-name="P28"><text:span text:style-name="T38">I</text:span><text:span text:style-name="T76"> </text:span><text:span text:style-name="livret"><text:span text:style-name="T69">=</text:span></text:span><text:span text:style-name="T76"> 5</text:span><text:span text:style-name="T84"> </text:span><text:span text:style-name="_5f_opensymbol"><text:span text:style-name="T85">×</text:span></text:span><text:span text:style-name="_5f_BVS"><text:span text:style-name="T85"> </text:span></text:span><text:span text:style-name="T76">7 ─ 2</text:span><text:span text:style-name="T84"> </text:span><text:span text:style-name="_5f_opensymbol"><text:span text:style-name="T85">×</text:span></text:span><text:span text:style-name="_5f_BVS"><text:span text:style-name="T85"> </text:span></text:span><text:span text:style-name="T76">6 </text:span><text:span text:style-name="T86">= </text:span><text:span text:style-name="_5f_pointillés_20_gris"><text:span text:style-name="T86">…..</text:span></text:span></text:p>
                  </text:list-item>
                </text:list>
              </text:list-item>
            </text:list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list xml:id="list183408441851312" text:continue-numbering="true" text:style-name="_5f_Numérotation_20_des_20_exercices_20_livrets">
              <text:list-item>
                <text:list>
                  <text:list-item>
                    <text:p text:style-name="P28"><text:span text:style-name="T38">J</text:span><text:span text:style-name="T79"> </text:span><text:span text:style-name="livret"><text:span text:style-name="T81">=</text:span></text:span><text:span text:style-name="T79"> </text:span><text:span text:style-name="T76">4</text:span><text:span text:style-name="T84"> </text:span><text:span text:style-name="_5f_opensymbol"><text:span text:style-name="T85">×</text:span></text:span><text:span text:style-name="_5f_BVS"><text:span text:style-name="T85"> </text:span></text:span><text:span text:style-name="T76">9 ─ 5 </text:span><text:span text:style-name="_5f_signe"><text:span text:style-name="T40">+</text:span></text:span><text:span text:style-name="T76"> 12 </text:span><text:span text:style-name="MATH"><text:span text:style-name="T89">÷</text:span></text:span><text:span text:style-name="T76"> 6 </text:span><text:span text:style-name="_5f_signe"><text:span text:style-name="T40">+</text:span></text:span><text:span text:style-name="T76"> 7 </text:span><text:span text:style-name="T86">= </text:span><text:span text:style-name="_5f_pointillés_20_gris"><text:span text:style-name="T62">…..</text:span></text:span></text:p>
                  </text:list-item>
                </text:list>
              </text:list-item>
            </text:list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list xml:id="list183408698761250" text:continue-numbering="true" text:style-name="_5f_Numérotation_20_des_20_exercices_20_livrets">
              <text:list-item>
                <text:list>
                  <text:list-item>
                    <text:p text:style-name="P28"><text:span text:style-name="T27">K</text:span><text:span text:style-name="T76"> </text:span><text:span text:style-name="livret"><text:span text:style-name="T69">=</text:span></text:span><text:span text:style-name="T76"> </text:span><text:span text:style-name="T79">55 </text:span><text:span text:style-name="T76">─ </text:span><text:span text:style-name="T84">(9 </text:span><text:span text:style-name="_5f_signe"><text:span text:style-name="T43">+</text:span></text:span><text:span text:style-name="T84"> 2) </text:span><text:span text:style-name="_5f_opensymbol"><text:span text:style-name="T85">×</text:span></text:span><text:span text:style-name="_5f_BVS"><text:span text:style-name="T85"> </text:span></text:span><text:span text:style-name="T84">3 </text:span><text:span text:style-name="T76">─ 4 </text:span><text:span text:style-name="T86">= </text:span><text:span text:style-name="_5f_pointillés_20_gris"><text:span text:style-name="T86">…..</text:span></text:span></text:p>
                  </text:list-item>
                </text:list>
              </text:list-item>
            </text:list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list xml:id="list183409310309748" text:continue-numbering="true" text:style-name="_5f_Numérotation_20_des_20_exercices_20_livrets">
              <text:list-item>
                <text:list>
                  <text:list-item>
                    <text:p text:style-name="P28"><text:span text:style-name="T27">L</text:span><text:span text:style-name="T76"> </text:span><text:span text:style-name="livret"><text:span text:style-name="T69">=</text:span></text:span><text:span text:style-name="T76"> </text:span><text:span text:style-name="T80">6 </text:span><text:span text:style-name="_5f_signe"><text:span text:style-name="T40">+</text:span></text:span><text:span text:style-name="T80"> 4</text:span><text:span text:style-name="T87"> </text:span><text:span text:style-name="_5f_opensymbol"><text:span text:style-name="T85">×</text:span></text:span><text:span text:style-name="_5f_BVS"><text:span text:style-name="T85"> </text:span></text:span><text:span text:style-name="T80">(27 ─ 7) </text:span><text:span text:style-name="T86">= </text:span><text:span text:style-name="_5f_pointillés_20_gris"><text:span text:style-name="T86">…..</text:span></text:span></text:p>
                  </text:list-item>
                </text:list>
              </text:list-item>
            </text:list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list xml:id="list183407925646933" text:continue-numbering="true" text:style-name="_5f_Numérotation_20_des_20_exercices_20_livrets">
              <text:list-item>
                <text:list>
                  <text:list-item>
                    <text:p text:style-name="P28"><text:span text:style-name="T27">M</text:span><text:span text:style-name="T76"> </text:span><text:span text:style-name="livret"><text:span text:style-name="T69">=</text:span></text:span><text:span text:style-name="T76"> </text:span><text:span text:style-name="T27">28</text:span><text:span text:style-name="T87"> </text:span><text:span text:style-name="MATH"><text:span text:style-name="T89">÷</text:span></text:span><text:span text:style-name="_5f_opensymbol"><text:span text:style-name="T85"> </text:span></text:span><text:span text:style-name="T80">(</text:span><text:span text:style-name="T27">4</text:span><text:span text:style-name="T80"> </text:span><text:span text:style-name="_5f_signe"><text:span text:style-name="T35">+</text:span></text:span><text:span text:style-name="T80"> </text:span><text:span text:style-name="T27">3</text:span><text:span text:style-name="T80">) </text:span><text:span text:style-name="_5f_BVS"><text:span text:style-name="T80">─</text:span></text:span><text:span text:style-name="T80"> </text:span><text:span text:style-name="T78">2</text:span><text:span text:style-name="T80"> </text:span><text:span text:style-name="T86">= </text:span><text:span text:style-name="_5f_pointillés_20_gris"><text:span text:style-name="T86">…..</text:span></text:span></text:p>
                  </text:list-item>
                </text:list>
              </text:list-item>
            </text:list>
            <text:p text:style-name="P30"><text:span text:style-name="_5f_pointillés_20_gris"><text:span text:style-name="T55">…………………………………………………………………</text:span></text:span></text:p>
            <text:p text:style-name="P30"><text:span text:style-name="_5f_pointillés_20_gris"><text:span text:style-name="T55">…………………………………………………………………</text:span></text:span></text:p>
            <text:list xml:id="list183408015907209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_5f_BVS"><text:span text:style-name="T76">Place des parenthèses pour que l'égalité soit vraie.</text:span></text:span></text:h>
                <text:list>
                  <text:list-item>
                    <text:p text:style-name="P32"><text:span text:style-name="_5f_BVS"><text:span text:style-name="T76">10 ─ 1</text:span></text:span><text:span text:style-name="_5f_BVS"><text:span text:style-name="T36"> </text:span></text:span><text:span text:style-name="_5f_signe"><text:span text:style-name="T40">+</text:span></text:span><text:span text:style-name="_5f_BVS"><text:span text:style-name="T36"> </text:span></text:span><text:span text:style-name="_5f_BVS"><text:span text:style-name="T76">2</text:span></text:span><text:span text:style-name="_5f_BVS"><text:span text:style-name="T36"> </text:span></text:span><text:span text:style-name="_5f_signe"><text:span text:style-name="T40">+</text:span></text:span><text:span text:style-name="_5f_BVS"><text:span text:style-name="T36"> </text:span></text:span><text:span text:style-name="_5f_BVS"><text:span text:style-name="T76">3</text:span></text:span><text:span text:style-name="_5f_BVS"><text:span text:style-name="T36"> </text:span></text:span><text:span text:style-name="_5f_BVS"><text:span text:style-name="T40">+</text:span></text:span><text:span text:style-name="_5f_signe"><text:span text:style-name="T39"> </text:span></text:span><text:span text:style-name="_5f_signe"><text:span text:style-name="T34">4</text:span></text:span><text:span text:style-name="_5f_BVS"><text:span text:style-name="T36"> </text:span></text:span><text:span text:style-name="livret"><text:span text:style-name="T81">=</text:span></text:span><text:span text:style-name="_5f_BVS"><text:span text:style-name="T36"> </text:span></text:span><text:span text:style-name="_5f_BVS"><text:span text:style-name="T76">0</text:span></text:span></text:p>
                  </text:list-item>
                  <text:list-item>
                    <text:p text:style-name="P32"><text:span text:style-name="_5f_BVS"><text:span text:style-name="T76">9</text:span></text:span><text:span text:style-name="_5f_BVS"><text:span text:style-name="T41"> </text:span></text:span><text:span text:style-name="_5f_opensymbol"><text:span text:style-name="T42">×</text:span></text:span><text:span text:style-name="_5f_BVS"><text:span text:style-name="T42"> </text:span></text:span><text:span text:style-name="_5f_BVS"><text:span text:style-name="T76">5</text:span></text:span><text:span text:style-name="_5f_BVS"><text:span text:style-name="T36"> </text:span></text:span><text:span text:style-name="_5f_signe"><text:span text:style-name="T40">+</text:span></text:span><text:span text:style-name="_5f_BVS"><text:span text:style-name="T36"> </text:span></text:span><text:span text:style-name="_5f_BVS"><text:span text:style-name="T76">2</text:span></text:span><text:span text:style-name="_5f_BVS"><text:span text:style-name="T36"> </text:span></text:span><text:span text:style-name="_5f_signe"><text:span text:style-name="T40">+</text:span></text:span><text:span text:style-name="_5f_BVS"><text:span text:style-name="T36"> </text:span></text:span><text:span text:style-name="_5f_BVS"><text:span text:style-name="T76">3</text:span></text:span><text:span text:style-name="_5f_BVS"><text:span text:style-name="T36"> </text:span></text:span><text:span text:style-name="livret"><text:span text:style-name="T69">=</text:span></text:span><text:span text:style-name="_5f_BVS"><text:span text:style-name="T36"> </text:span></text:span><text:span text:style-name="_5f_BVS"><text:span text:style-name="T76">90</text:span></text:span></text:p>
                  </text:list-item>
                  <text:list-item>
                    <text:p text:style-name="P32"><text:span text:style-name="_5f_BVS"><text:span text:style-name="T76">1 </text:span></text:span><text:span text:style-name="_5f_BVS"><text:span text:style-name="T26">+</text:span></text:span><text:span text:style-name="_5f_BVS"><text:span text:style-name="T76"> 2</text:span></text:span><text:span text:style-name="_5f_BVS"><text:span text:style-name="T84"> </text:span></text:span><text:span text:style-name="_5f_opensymbol"><text:span text:style-name="T42">×</text:span></text:span><text:span text:style-name="_5f_BVS"><text:span text:style-name="T85"> </text:span></text:span><text:span text:style-name="_5f_BVS"><text:span text:style-name="T76">2</text:span></text:span><text:span text:style-name="_5f_BVS"><text:span text:style-name="T36"> </text:span></text:span><text:span text:style-name="_5f_signe"><text:span text:style-name="T40">+</text:span></text:span><text:span text:style-name="_5f_BVS"><text:span text:style-name="T36"> </text:span></text:span><text:span text:style-name="_5f_BVS"><text:span text:style-name="T76">3</text:span></text:span><text:span text:style-name="_5f_BVS"><text:span text:style-name="T36"> </text:span></text:span><text:span text:style-name="livret"><text:span text:style-name="T69">=</text:span></text:span><text:span text:style-name="_5f_BVS"><text:span text:style-name="T36"> </text:span></text:span><text:span text:style-name="_5f_BVS"><text:span text:style-name="T76">15</text:span></text:span></text:p>
                  </text:list-item>
                  <text:list-item>
                    <text:p text:style-name="P32"><text:span text:style-name="_5f_BVS"><text:span text:style-name="T56">7 ─ 5</text:span></text:span><text:span text:style-name="_5f_BVS"><text:span text:style-name="T44"> </text:span></text:span><text:span text:style-name="_5f_opensymbol"><text:span text:style-name="T46">×</text:span></text:span><text:span text:style-name="_5f_BVS"><text:span text:style-name="T45"> </text:span></text:span><text:span text:style-name="_5f_BVS"><text:span text:style-name="T56">5</text:span></text:span><text:span text:style-name="_5f_BVS"><text:span text:style-name="T47"> </text:span></text:span><text:span text:style-name="_5f_signe"><text:span text:style-name="T48">+</text:span></text:span><text:span text:style-name="_5f_BVS"><text:span text:style-name="T47"> </text:span></text:span><text:span text:style-name="_5f_BVS"><text:span text:style-name="T56">11</text:span></text:span><text:span text:style-name="_5f_BVS"><text:span text:style-name="T47"> </text:span></text:span><text:span text:style-name="livret"><text:span text:style-name="T49">=</text:span></text:span><text:span text:style-name="_5f_BVS"><text:span text:style-name="T47"> </text:span></text:span><text:span text:style-name="_5f_BVS"><text:span text:style-name="T56">21</text:span></text:span></text:p>
                  </text:list-item>
                </text:list>
              </text:list-item>
              <text:list-item>
                <text:h text:style-name="P38" text:outline-level="1"><text:span text:style-name="T63">Place </text:span>les signes opératoires <text:span text:style-name="T63">pour que l’égalité devienne vraie.</text:span></text:h>
                <text:list>
                  <text:list-item text:start-value="1">
                    <text:p text:style-name="P28"><text:span text:style-name="_5f_BVS"><text:span text:style-name="T76">7 </text:span></text:span><text:span text:style-name="_5f_pointillés_20_gris"><text:span text:style-name="T76">……</text:span></text:span><text:span text:style-name="_5f_BVS"><text:span text:style-name="T76"> 7 </text:span></text:span><text:span text:style-name="_5f_pointillés_20_gris"><text:span text:style-name="T76">……</text:span></text:span><text:span text:style-name="_5f_BVS"><text:span text:style-name="T76"> (6 </text:span></text:span><text:span text:style-name="_5f_pointillés_20_gris"><text:span text:style-name="T76">……</text:span></text:span><text:span text:style-name="_5f_BVS"><text:span text:style-name="T76"> 4)</text:span></text:span><text:span text:style-name="_5f_BVS"><text:span text:style-name="T36"> </text:span></text:span><text:span text:style-name="livret"><text:span text:style-name="T81">=</text:span></text:span><text:span text:style-name="_5f_BVS"><text:span text:style-name="T36"> </text:span></text:span><text:span text:style-name="_5f_BVS"><text:span text:style-name="T76">490</text:span></text:span></text:p>
                  </text:list-item>
                  <text:list-item>
                    <text:p text:style-name="P28"><text:span text:style-name="_5f_BVS"><text:span text:style-name="T76">(9</text:span></text:span><text:span text:style-name="_5f_pointillés_20_gris"><text:span text:style-name="T76">……</text:span></text:span><text:span text:style-name="_5f_BVS"><text:span text:style-name="T76"> 10 </text:span></text:span><text:span text:style-name="_5f_pointillés_20_gris"><text:span text:style-name="T76">……</text:span></text:span><text:span text:style-name="_5f_BVS"><text:span text:style-name="T76"> 8) </text:span></text:span><text:span text:style-name="_5f_pointillés_20_gris"><text:span text:style-name="T76">……</text:span></text:span><text:span text:style-name="_5f_BVS"><text:span text:style-name="T76"> 5</text:span></text:span><text:span text:style-name="_5f_BVS"><text:span text:style-name="T36"> </text:span></text:span><text:span text:style-name="livret"><text:span text:style-name="T81">= </text:span></text:span><text:span text:style-name="_5f_BVS"><text:span text:style-name="T76">490</text:span></text:span></text:p>
                  </text:list-item>
                  <text:list-item>
                    <text:p text:style-name="P28"><text:span text:style-name="_5f_BVS"><text:span text:style-name="T76">1 000 </text:span></text:span><text:span text:style-name="_5f_pointillés_20_gris"><text:span text:style-name="T76">……</text:span></text:span><text:span text:style-name="_5f_BVS"><text:span text:style-name="T76"> (100 </text:span></text:span><text:span text:style-name="_5f_pointillés_20_gris"><text:span text:style-name="T76">……</text:span></text:span><text:span text:style-name="_5f_BVS"><text:span text:style-name="T76"> 5 </text:span></text:span><text:span text:style-name="_5f_pointillés_20_gris"><text:span text:style-name="T76">……</text:span></text:span><text:span text:style-name="_5f_BVS"><text:span text:style-name="T76"> 10) </text:span></text:span><text:span text:style-name="livret"><text:span text:style-name="T81">=</text:span></text:span><text:span text:style-name="_5f_BVS"><text:span text:style-name="T76"> 490</text:span></text:span></text:p>
                  </text:list-item>
                  <text:list-item>
                    <text:p text:style-name="P28"><text:span text:style-name="_5f_BVS"><text:span text:style-name="T76">(3 </text:span></text:span><text:span text:style-name="_5f_pointillés_20_gris"><text:span text:style-name="T76">……</text:span></text:span><text:span text:style-name="_5f_BVS"><text:span text:style-name="T76"> 4) </text:span></text:span><text:span text:style-name="_5f_pointillés_20_gris"><text:span text:style-name="T76">……</text:span></text:span><text:span text:style-name="_5f_BVS"><text:span text:style-name="T76"> (30 </text:span></text:span><text:span text:style-name="_5f_pointillés_20_gris"><text:span text:style-name="T76">……</text:span></text:span><text:span text:style-name="_5f_BVS"><text:span text:style-name="T76"> 40) </text:span></text:span><text:span text:style-name="livret"><text:span text:style-name="T81">=</text:span></text:span><text:span text:style-name="_5f_BVS"><text:span text:style-name="T76"> 490</text:span></text:span></text:p>
                  </text:list-item>
                </text:list>
              </text:list-item>
              <text:list-item>
                <text:h text:style-name="P36" text:outline-level="1"><text:span text:style-name="T76">Une seule expression !</text:span></text:h>
              </text:list-item>
            </text:list>
            <text:p text:style-name="P23"><text:span text:style-name="_5f_BVS"><text:span text:style-name="T91">Voici une liste de courses : </text:span></text:span><text:span text:style-name="livret"><text:span text:style-name="T91">un classeur à 11 </text:span></text:span><text:span text:style-name="livret"><text:span text:style-name="T29">euros</text:span></text:span><text:span text:style-name="livret"><text:span text:style-name="T91">, 3 stylos à 4,60 </text:span></text:span><text:span text:style-name="livret"><text:span text:style-name="T29">euros</text:span></text:span><text:span text:style-name="livret"><text:span text:style-name="T91"> pièce et une gomme à 1,40 </text:span></text:span><text:span text:style-name="livret"><text:span text:style-name="T29">euros</text:span></text:span><text:span text:style-name="livret"><text:span text:style-name="T91">. On donne un billet de 50 </text:span></text:span><text:span text:style-name="livret"><text:span text:style-name="T29">euros</text:span></text:span><text:span text:style-name="livret"><text:span text:style-name="T91">. </text:span></text:span><text:span text:style-name="livret"><text:span text:style-name="T28">On veut savoir combien on nous rend.</text:span></text:span></text:p>
            <text:list xml:id="list183408401609959" text:continue-numbering="true" text:style-name="_5f_Numérotation_20_des_20_exercices_20_livrets">
              <text:list-item>
                <text:list>
                  <text:list-item>
                    <text:p text:style-name="_5f_Paragraphe_20_énoncé_20_après_20_numéro"><text:span text:style-name="livret"><text:span text:style-name="T92">Avec plusieurs calculs successifs</text:span></text:span><text:span text:style-name="livret"><text:span text:style-name="T70">, on peut ré­soudre le problème. Complète :</text:span></text:span></text:p>
                  </text:list-item>
                </text:list>
              </text:list-item>
            </text:list>
            <text:list xml:id="list2621085568" text:style-name="List_20_1">
              <text:list-item>
                <text:p text:style-name="P33"><text:span text:style-name="Bullet_20_Symbols"><text:span text:style-name="T81"><text:s/></text:span></text:span><text:span text:style-name="livret"><text:span text:style-name="T81">Prix des trois stylos : 3 </text:span></text:span><text:span text:style-name="MATH"><text:span text:style-name="T59">×</text:span></text:span><text:span text:style-name="livret"><text:span text:style-name="T81"> 4,60 = </text:span></text:span><text:span text:style-name="_5f_pointillés_20_gris"><text:span text:style-name="T81">……….</text:span></text:span></text:p>
              </text:list-item>
              <text:list-item>
                <text:p text:style-name="P26"><text:span text:style-name="livret"><text:span text:style-name="T81"><text:s/>Total des achats : 11 + </text:span></text:span><text:span text:style-name="_5f_pointillés_20_gris"><text:span text:style-name="T81">……</text:span></text:span><text:span text:style-name="livret"><text:span text:style-name="T81"> + 1,40 = </text:span></text:span><text:span text:style-name="_5f_pointillés_20_gris"><text:span text:style-name="T81"><text:s/>……</text:span></text:span></text:p>
              </text:list-item>
              <text:list-item>
                <text:p text:style-name="P26"><text:span text:style-name="livret"><text:span text:style-name="T76"><text:s/></text:span></text:span><text:span text:style-name="livret"><text:span text:style-name="T81">Monnaie rendue : 50 – </text:span></text:span><text:span text:style-name="_5f_pointillés_20_gris"><text:span text:style-name="T81">………</text:span></text:span><text:span text:style-name="livret"><text:span text:style-name="T81"> = </text:span></text:span><text:span text:style-name="_5f_pointillés_20_gris"><text:span text:style-name="T81">……….</text:span></text:span></text:p>
              </text:list-item>
            </text:list>
            <text:list xml:id="list183407885494458" text:continue-list="list183408401609959" text:style-name="_5f_Numérotation_20_des_20_exercices_20_livrets">
              <text:list-item>
                <text:list>
                  <text:list-item>
                    <text:p text:style-name="P34"><text:span text:style-name="livret"><text:span text:style-name="T64">Plus fort ! 3-2-1, GO !</text:span></text:span><text:span text:style-name="livret"><text:span text:style-name="T93"> </text:span></text:span><text:span text:style-name="livret"><text:span text:style-name="T94">Avec une seule ligne de calculs </text:span></text:span><text:span text:style-name="livret"><text:span text:style-name="T90">!</text:span></text:span><text:span text:style-name="livret"><text:span text:style-name="T88"> Complète :</text:span></text:span></text:p>
                  </text:list-item>
                </text:list>
              </text:list-item>
            </text:list>
            <text:p text:style-name="P22"><text:span text:style-name="livret"><text:span text:style-name="T81"><text:tab/> <text:s text:c="4"/>50 – (11 + (3 </text:span></text:span><text:span text:style-name="MATH"><text:span text:style-name="T59">×</text:span></text:span><text:span text:style-name="livret"><text:span text:style-name="T81"> </text:span></text:span><text:span text:style-name="_5f_pointillés_20_gris"><text:span text:style-name="T81">……..</text:span></text:span><text:span text:style-name="livret"><text:span text:style-name="T81">) + </text:span></text:span><text:span text:style-name="_5f_pointillés_20_gris"><text:span text:style-name="T81">…….</text:span></text:span><text:span text:style-name="livret"><text:span text:style-name="T81">) = </text:span></text:span><text:span text:style-name="_5f_pointillés_20_gris"><text:span text:style-name="T81">……….</text:span></text:span></text:p>
            <text:list xml:id="list183409445336964" text:continue-numbering="true" text:style-name="_5f_Numérotation_20_des_20_exercices_20_livrets">
              <text:list-header>
                <text:p text:style-name="P31"><text:span text:style-name="Bold"><text:span text:style-name="T95">Pour les problèmes suivants, écris à l'aide d'une seule expression </text:span></text:span><text:span text:style-name="Bold"><text:span text:style-name="T96">(comme dans l’exer­cice </text:span></text:span><text:span text:style-name="Bold"><text:span text:style-name="T65">4</text:span></text:span><text:span text:style-name="Bold"><text:span text:style-name="T96">)</text:span></text:span><text:span text:style-name="Bold"><text:span text:style-name="T95"> les calculs permettant de trouver la réponse en utilisant uniquement les données numériques de l'énoncé, puis calcule-la </text:span></text:span><text:span text:style-name="Bold"><text:span text:style-name="T60">en utilisant ta calculatrice</text:span></text:span><text:span text:style-name="Bold"><text:span text:style-name="T95">. </text:span></text:span><text:span text:style-name="Bold"><text:span text:style-name="T97">N’oublie pas </text:span></text:span><text:span text:style-name="Bold"><text:span text:style-name="T65">l</text:span></text:span><text:span text:style-name="Bold"><text:span text:style-name="T66">es</text:span></text:span><text:span text:style-name="Bold"><text:span text:style-name="T97"> pa­renthèses !</text:span></text:span></text:p>
              </text:list-header>
              <text:list-item>
                <text:h text:style-name="_5f_Titre_20_d_27_exercices_20_livret_20_sans_20_titre" text:outline-level="1"><text:span text:style-name="Bold"><text:span text:style-name="T73">Au stand d'un vide grenier, Pierre s'est acheté 4 BD à 2,50 euros chacune et une voiture télécom­mandée pour 6 euros. </text:span></text:span><text:span text:style-name="Bold"><text:span text:style-name="T74">Il a payé avec un billet de 20 euros. Combien lui a-t-on rendu ?</text:span></text:span></text:h>
              </text:list-item>
            </text:list>
            <text:p text:style-name="P20"><text:span text:style-name="Bold"><text:span text:style-name="T68">………………………………………………………………….</text:span></text:span></text:p>
            <text:p text:style-name="P20"><text:span text:style-name="Bold"><text:span text:style-name="T68">…………………………………………………………………..</text:span></text:span></text:p>
            <text:list xml:id="list183408504273044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Bold"><text:span text:style-name="T75">Émilie</text:span></text:span><text:span text:style-name="Bold"><text:span text:style-name="T74"> avait 50 euros dans sa tirelire. Elle achète une poupée valant 20 euros et trois petites robes coûtant 4 euros chacune. Combien lui reste-t-il d'argent après ses achats ?</text:span></text:span></text:h>
              </text:list-item>
            </text:list>
            <text:p text:style-name="P19"><text:span text:style-name="Bold"><text:span text:style-name="T73">…………………………………………………………………..</text:span></text:span></text:p>
            <text:p text:style-name="P20"><text:span text:style-name="Bold"><text:span text:style-name="T73">…………………………………………………………………..</text:span></text:span></text:p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Roboto" svg:font-family="Roboto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6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fo:text-align="start" style:justify-single-word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6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paragraph-properties fo:text-align="start" style:justify-single-word="false"/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start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start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2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1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3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6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2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6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6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1b6dc57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end" style:justify-single-word="false"/>
      <style:text-properties officeooo:paragraph-rsid="00d4df5c"/>
    </style:style>
    <style:style style:name="MP9" style:family="paragraph" style:parent-style-name="Footer">
      <style:paragraph-properties fo:text-align="start" style:justify-single-word="false"/>
      <style:text-properties officeooo:paragraph-rsid="00d4df5c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 style:parent-style-name="Footer">
      <style:text-properties officeooo:paragraph-rsid="00c384cf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6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officeooo:rsid="01b6dc57"/>
    </style:style>
    <style:style style:name="MT4" style:family="text">
      <style:text-properties fo:font-variant="small-caps" fo:color="#d7e12c" loext:opacity="100%" style:font-name="Bitstream Vera Sans6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MT6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MT7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MT8" style:family="text">
      <style:text-properties style:use-window-font-color="true" loext:opacity="0%" style:font-name="Bitstream Vera Sans6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6" fo:background-color="transparent" loext:char-shading-value="0"/>
    </style:style>
    <style:style style:name="MT10" style:family="text">
      <style:text-properties fo:font-variant="small-caps" fo:color="#d7e12c" loext:opacity="100%" style:font-name="Bitstream Vera Sans6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alculer : </text:span><text:span text:style-name="MT4">Priorités opératoires</text:span><text:span text:style-name="MT3"> </text:span></text:p>
      </style:header>
      <style:footer>
        <text:p text:style-name="MP5"><draw:frame draw:style-name="Mfr1" draw:name="Frame1" text:anchor-type="paragraph" svg:y="-0.06cm" draw:z-index="3"><draw:text-box fo:min-height="0.499cm" fo:min-width="7.096cm"><draw:frame draw:style-name="Mfr2" draw:name="Frame2" text:anchor-type="frame" svg:x="0.45cm" svg:y="0.079cm" svg:width="0.817cm" draw:z-index="4"><draw:text-box fo:min-height="0.355cm"><text:p text:style-name="MP6"><draw:g text:anchor-type="paragraph" draw:z-index="5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8"><text:span text:style-name="MT5">calculer</text:span><text:span text:style-name="MT6"> : </text:span><text:span text:style-name="MT7">priorités opératoires</text:span>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6"><text:page-number text:select-page="current">11</text:page-number></text:p></draw:text-box></draw:frame><text:p text:style-name="MP9"><text:span text:style-name="MT5">calculer</text:span><text:span text:style-name="MT6"> : </text:span><text:span text:style-name="MT7">priorités opératoires</text:span></text:p></draw:text-box></draw:frame><draw:g text:anchor-type="paragraph" draw:z-index="6" draw:name="Shape4_5" draw:style-name="Mgr1"><draw:path draw:style-name="Mgr2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8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9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8"/></text:span></text:p>
      </style:header-left>
      <style:footer>
        <text:p text:style-name="MP15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2819843842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0">Calculer</text:span> : <text:span text:style-name="MT10">Additionner et soustraire</text:span></text:p>
      </style:header>
      <style:footer>
        <text:p text:style-name="MP19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1">Calculer : additionner et soustraire</text:span><text:span text:style-name="MT12"> </text:span></text:p></draw:text-box></draw:frame><draw:g text:anchor-type="paragraph" draw:z-index="10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11" draw:name="Shape4_0" draw:style-name="Mgr1"><draw:path draw:style-name="Mgr6" draw:text-style-name="MP21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1">Calculer</text:span><text:span text:style-name="MT12"> : </text:span><text:span text:style-name="MT11">additionner et soustraire</text:span></text:p></draw:text-box></draw:frame><draw:g text:anchor-type="paragraph" draw:z-index="12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2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9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7" draw:name="Shape4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3T18:34:06.880145297</dc:date>
    <meta:editing-duration>P3DT1H41M44S</meta:editing-duration>
    <meta:editing-cycles>409</meta:editing-cycles>
    <meta:generator>LibreOffice/7.0.0.3$Linux_X86_64 LibreOffice_project/8061b3e9204bef6b321a21033174034a5e2ea88e</meta:generator>
    <meta:document-statistic meta:table-count="2" meta:image-count="0" meta:object-count="0" meta:page-count="1" meta:paragraph-count="82" meta:word-count="549" meta:character-count="3154" meta:non-whitespace-character-count="2620"/>
  </office:meta>
</office:document-meta>
</file>